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3f87e" officeooo:paragraph-rsid="0003f87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style:text-underline-style="none" fo:font-weight="normal" officeooo:rsid="0003f87e" officeooo:paragraph-rsid="0003f87e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none" fo:font-weight="normal" officeooo:rsid="0003f87e" officeooo:paragraph-rsid="0003f87e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03f87e" officeooo:paragraph-rsid="0003f87e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4273e"/>
    </style:style>
    <style:style style:name="T3" style:family="text">
      <style:text-properties officeooo:rsid="000624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veloping Fortran using Python and Org-mode</text:p>
      <text:p text:style-name="P2">Paul Bartholomew and Sylvain Laizet</text:p>
      <text:p text:style-name="P3"/>
      <text:p text:style-name="P4">Xcompact3d is a high-performance CFD code for simulating turbulent flows. These flows require resolving a wide range of scales for which compact finite differences are well suited with so-called ‘<text:span text:style-name="T1">quasi-spectral</text:span>’ accuracy, combined with a compact stencil making them computationally efficient. Currently a project is <text:span text:style-name="T3">under way</text:span> to implement a free-surface solver in Xcompact3d, exploiting the recently implemented variable-density flow solver. Characterised by sharp interfaces and discontinuous changes of material properties, such flows are ill-suited to the centred compact finite difference schemes currently implemented, a Weighted Essentially Non-Oscillatory (WENO) scheme was therefore implemented in Xcompact3d to maintain high accuracy in the bulk of the domain whilst avoiding over/undershoots in the vicinity of the discontinuity.</text:p>
      <text:p text:style-name="P4"/>
      <text:p text:style-name="P4">In this talk I will present the approach followed to implement the WENO scheme, rather than add it directly to the source code, it was written as a ‘literate program’ in emacs org-mode. This allows the <text:s/>description of the program and its implementation to be <text:span text:style-name="T3">inter-weaved</text:span>, easing review and understanding of the code. Furthermore by developing it externally it was trivial to develop it as a stand-alone module which could then be wrapped with f2py to quickly test the implementation – this all implemented within the same document. <text:span text:style-name="T2">Once satisfied with the implementation, the exported Fortran code could then be copied over to the Xcompact3d code base with minimal chang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7:00:29.583436259</meta:creation-date>
    <dc:date>2019-04-30T17:15:23.037298296</dc:date>
    <meta:editing-duration>PT2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33" meta:character-count="1592" meta:non-whitespace-character-count="1361"/>
  </office:meta>
</office:document-meta>
</file>